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837in" svg:height="5.1031in" svg:x="10.6551in" svg:y="0.502in">
            <draw:object draw:notify-on-update-of-ranges="Sheet1.B26:Sheet1.B34 Sheet1.B2:Sheet1.B10 Sheet1.D26:Sheet1.D34 Sheet1.D2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018706367879397" calcext:value-type="float">
            <text:p>-0.018706367879397</text:p>
          </table:table-cell>
          <table:table-cell office:value-type="float" office:value="0.000472125955418021" calcext:value-type="float">
            <text:p>0.000472125955418021</text:p>
          </table:table-cell>
          <table:table-cell table:number-columns-repeated="4" office:value-type="float" office:value="-0.018813295" calcext:value-type="float">
            <text:p>-0.018813295</text:p>
          </table:table-cell>
          <table:table-cell office:value-type="float" office:value="-0.016157007" calcext:value-type="float">
            <text:p>-0.016157007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11" calcext:value-type="float">
            <text:p>211</text:p>
          </table:table-cell>
          <table:table-cell office:value-type="float" office:value="0.488591701" calcext:value-type="float">
            <text:p>0.488591701</text:p>
          </table:table-cell>
          <table:table-cell office:value-type="float" office:value="1.11286327335874E-016" calcext:value-type="float">
            <text:p>1.11286327335874E-16</text:p>
          </table:table-cell>
          <table:table-cell table:number-columns-repeated="5" office:value-type="float" office:value="0.488591701" calcext:value-type="float">
            <text:p>0.488591701</text:p>
          </table:table-cell>
          <table:table-cell office:value-type="float" office:value="-2.28165980000002" calcext:value-type="float">
            <text:p>-2.2816598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213" calcext:value-type="float">
            <text:p>213</text:p>
          </table:table-cell>
          <table:table-cell office:value-type="float" office:value="-0.432964227314554" calcext:value-type="float">
            <text:p>-0.432964227314554</text:p>
          </table:table-cell>
          <table:table-cell office:value-type="float" office:value="0.00372950051188557" calcext:value-type="float">
            <text:p>0.00372950051188557</text:p>
          </table:table-cell>
          <table:table-cell office:value-type="float" office:value="-0.459859252" calcext:value-type="float">
            <text:p>-0.459859252</text:p>
          </table:table-cell>
          <table:table-cell table:number-columns-repeated="4" office:value-type="float" office:value="-0.43244949" calcext:value-type="float">
            <text:p>-0.43244949</text:p>
          </table:table-cell>
          <table:table-cell office:value-type="float" office:value="-13.4071545370892" calcext:value-type="float">
            <text:p>-13.4071545370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0.0199892531612903" calcext:value-type="float">
            <text:p>-0.0199892531612903</text:p>
          </table:table-cell>
          <table:table-cell office:value-type="float" office:value="0.0012913417260018" calcext:value-type="float">
            <text:p>0.0012913417260018</text:p>
          </table:table-cell>
          <table:table-cell table:number-columns-repeated="3" office:value-type="float" office:value="-0.020896843" calcext:value-type="float">
            <text:p>-0.020896843</text:p>
          </table:table-cell>
          <table:table-cell office:value-type="float" office:value="-0.018640954" calcext:value-type="float">
            <text:p>-0.018640954</text:p>
          </table:table-cell>
          <table:table-cell office:value-type="float" office:value="-0.014570748" calcext:value-type="float">
            <text:p>-0.01457074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882557712154639" calcext:value-type="float">
            <text:p>0.882557712154639</text:p>
          </table:table-cell>
          <table:table-cell office:value-type="float" office:value="0.0551729188475855" calcext:value-type="float">
            <text:p>0.0551729188475855</text:p>
          </table:table-cell>
          <table:table-cell table:number-columns-repeated="4" office:value-type="float" office:value="0.851004183" calcext:value-type="float">
            <text:p>0.851004183</text:p>
          </table:table-cell>
          <table:table-cell office:value-type="float" office:value="0.97853303" calcext:value-type="float">
            <text:p>0.97853303</text:p>
          </table:table-cell>
          <table:table-cell office:value-type="float" office:value="-11.7442287845361" calcext:value-type="float">
            <text:p>-11.74422878453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11" calcext:value-type="float">
            <text:p>211</text:p>
          </table:table-cell>
          <table:table-cell office:value-type="float" office:value="-0.796497897037915" calcext:value-type="float">
            <text:p>-0.796497897037915</text:p>
          </table:table-cell>
          <table:table-cell office:value-type="float" office:value="0.0333672816320118" calcext:value-type="float">
            <text:p>0.0333672816320118</text:p>
          </table:table-cell>
          <table:table-cell office:value-type="float" office:value="-1.010165095" calcext:value-type="float">
            <text:p>-1.010165095</text:p>
          </table:table-cell>
          <table:table-cell table:number-columns-repeated="4" office:value-type="float" office:value="-0.7913118" calcext:value-type="float">
            <text:p>-0.7913118</text:p>
          </table:table-cell>
          <table:table-cell office:value-type="float" office:value="-20.3502102962085" calcext:value-type="float">
            <text:p>-20.35021029620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-0.0146023713492823" calcext:value-type="float">
            <text:p>-0.0146023713492823</text:p>
          </table:table-cell>
          <table:table-cell office:value-type="float" office:value="0.00278573106545725" calcext:value-type="float">
            <text:p>0.00278573106545725</text:p>
          </table:table-cell>
          <table:table-cell office:value-type="float" office:value="-0.0256745" calcext:value-type="float">
            <text:p>-0.0256745</text:p>
          </table:table-cell>
          <table:table-cell office:value-type="float" office:value="-0.01749398" calcext:value-type="float">
            <text:p>-0.01749398</text:p>
          </table:table-cell>
          <table:table-cell table:number-columns-repeated="3" office:value-type="float" office:value="-0.012105416" calcext:value-type="float">
            <text:p>-0.012105416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15" calcext:value-type="float">
            <text:p>215</text:p>
          </table:table-cell>
          <table:table-cell office:value-type="float" office:value="1.19481914232093" calcext:value-type="float">
            <text:p>1.19481914232093</text:p>
          </table:table-cell>
          <table:table-cell office:value-type="float" office:value="0.183333988363378" calcext:value-type="float">
            <text:p>0.183333988363378</text:p>
          </table:table-cell>
          <table:table-cell table:number-columns-repeated="2" office:value-type="float" office:value="0.963610232" calcext:value-type="float">
            <text:p>0.963610232</text:p>
          </table:table-cell>
          <table:table-cell office:value-type="float" office:value="1.074513555" calcext:value-type="float">
            <text:p>1.074513555</text:p>
          </table:table-cell>
          <table:table-cell table:number-columns-repeated="2" office:value-type="float" office:value="1.374859691" calcext:value-type="float">
            <text:p>1.374859691</text:p>
          </table:table-cell>
          <table:table-cell office:value-type="float" office:value="-20.345390511938" calcext:value-type="float">
            <text:p>-20.345390511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" calcext:value-type="float">
            <text:p>-1.5</text:p>
          </table:table-cell>
          <table:table-cell office:value-type="float" office:value="168" calcext:value-type="float">
            <text:p>168</text:p>
          </table:table-cell>
          <table:table-cell office:value-type="float" office:value="-1.411213517" calcext:value-type="float">
            <text:p>-1.411213517</text:p>
          </table:table-cell>
          <table:table-cell office:value-type="float" office:value="2.22708416884099E-016" calcext:value-type="float">
            <text:p>2.22708416884099E-16</text:p>
          </table:table-cell>
          <table:table-cell table:number-columns-repeated="5" office:value-type="float" office:value="-1.411213517" calcext:value-type="float">
            <text:p>-1.411213517</text:p>
          </table:table-cell>
          <table:table-cell office:value-type="float" office:value="-5.91909886666668" calcext:value-type="float">
            <text:p>-5.9190988666666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054449764522613" calcext:value-type="float">
            <text:p>-0.054449764522613</text:p>
          </table:table-cell>
          <table:table-cell office:value-type="float" office:value="0.00123837435211071" calcext:value-type="float">
            <text:p>0.00123837435211071</text:p>
          </table:table-cell>
          <table:table-cell table:number-columns-repeated="4" office:value-type="float" office:value="-0.054769851" calcext:value-type="float">
            <text:p>-0.054769851</text:p>
          </table:table-cell>
          <table:table-cell office:value-type="float" office:value="-0.048983052" calcext:value-type="float">
            <text:p>-0.048983052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-0.072011054" calcext:value-type="float">
            <text:p>-0.072011054</text:p>
          </table:table-cell>
          <table:table-cell office:value-type="float" office:value="2.78215818339685E-017" calcext:value-type="float">
            <text:p>2.78215818339685E-17</text:p>
          </table:table-cell>
          <table:table-cell table:number-columns-repeated="5" office:value-type="float" office:value="-0.072011054" calcext:value-type="float">
            <text:p>-0.072011054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-0.036053209112676" calcext:value-type="float">
            <text:p>-0.036053209112676</text:p>
          </table:table-cell>
          <table:table-cell office:value-type="float" office:value="0.00015667630267742" calcext:value-type="float">
            <text:p>0.00015667630267742</text:p>
          </table:table-cell>
          <table:table-cell office:value-type="float" office:value="-0.037183069" calcext:value-type="float">
            <text:p>-0.037183069</text:p>
          </table:table-cell>
          <table:table-cell table:number-columns-repeated="4" office:value-type="float" office:value="-0.036031585" calcext:value-type="float">
            <text:p>-0.03603158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0.0521257555760369" calcext:value-type="float">
            <text:p>-0.0521257555760369</text:p>
          </table:table-cell>
          <table:table-cell office:value-type="float" office:value="0.00409793683969611" calcext:value-type="float">
            <text:p>0.00409793683969611</text:p>
          </table:table-cell>
          <table:table-cell table:number-columns-repeated="3" office:value-type="float" office:value="-0.055174675" calcext:value-type="float">
            <text:p>-0.055174675</text:p>
          </table:table-cell>
          <table:table-cell office:value-type="float" office:value="-0.047088891" calcext:value-type="float">
            <text:p>-0.047088891</text:p>
          </table:table-cell>
          <table:table-cell office:value-type="float" office:value="-0.038297866" calcext:value-type="float">
            <text:p>-0.038297866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-0.0798928756494846" calcext:value-type="float">
            <text:p>-0.0798928756494846</text:p>
          </table:table-cell>
          <table:table-cell office:value-type="float" office:value="0.00444396332485758" calcext:value-type="float">
            <text:p>0.00444396332485758</text:p>
          </table:table-cell>
          <table:table-cell office:value-type="float" office:value="-0.087623313" calcext:value-type="float">
            <text:p>-0.087623313</text:p>
          </table:table-cell>
          <table:table-cell table:number-columns-repeated="4" office:value-type="float" office:value="-0.077351362" calcext:value-type="float">
            <text:p>-0.077351362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-0.0191504447725118" calcext:value-type="float">
            <text:p>-0.0191504447725118</text:p>
          </table:table-cell>
          <table:table-cell office:value-type="float" office:value="0.00103354136202147" calcext:value-type="float">
            <text:p>0.00103354136202147</text:p>
          </table:table-cell>
          <table:table-cell office:value-type="float" office:value="-0.025768721" calcext:value-type="float">
            <text:p>-0.025768721</text:p>
          </table:table-cell>
          <table:table-cell table:number-columns-repeated="4" office:value-type="float" office:value="-0.018989807" calcext:value-type="float">
            <text:p>-0.018989807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-0.0317281729712919" calcext:value-type="float">
            <text:p>-0.0317281729712919</text:p>
          </table:table-cell>
          <table:table-cell office:value-type="float" office:value="0.00441268219087477" calcext:value-type="float">
            <text:p>0.00441268219087477</text:p>
          </table:table-cell>
          <table:table-cell office:value-type="float" office:value="-0.051137973" calcext:value-type="float">
            <text:p>-0.051137973</text:p>
          </table:table-cell>
          <table:table-cell office:value-type="float" office:value="-0.036231436" calcext:value-type="float">
            <text:p>-0.036231436</text:p>
          </table:table-cell>
          <table:table-cell table:number-columns-repeated="2" office:value-type="float" office:value="-0.02782586" calcext:value-type="float">
            <text:p>-0.02782586</text:p>
          </table:table-cell>
          <table:table-cell office:value-type="float" office:value="-0.027496016" calcext:value-type="float">
            <text:p>-0.027496016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0.0877501924604651" calcext:value-type="float">
            <text:p>-0.0877501924604651</text:p>
          </table:table-cell>
          <table:table-cell office:value-type="float" office:value="0.0137152906461331" calcext:value-type="float">
            <text:p>0.0137152906461331</text:p>
          </table:table-cell>
          <table:table-cell table:number-columns-repeated="2" office:value-type="float" office:value="-0.102315918" calcext:value-type="float">
            <text:p>-0.102315918</text:p>
          </table:table-cell>
          <table:table-cell office:value-type="float" office:value="-0.078656122" calcext:value-type="float">
            <text:p>-0.078656122</text:p>
          </table:table-cell>
          <table:table-cell table:number-columns-repeated="2" office:value-type="float" office:value="-0.070597872" calcext:value-type="float">
            <text:p>-0.070597872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-0.011174801" calcext:value-type="float">
            <text:p>-0.011174801</text:p>
          </table:table-cell>
          <table:table-cell office:value-type="float" office:value="1.73990950690702E-018" calcext:value-type="float">
            <text:p>1.73990950690702E-18</text:p>
          </table:table-cell>
          <table:table-cell table:number-columns-repeated="5" office:value-type="float" office:value="-0.011174801" calcext:value-type="float">
            <text:p>-0.011174801</text:p>
          </table:table-cell>
          <table:table-cell office:value-type="string" calcext:value-type="string">
            <text:p>-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3.89055671129648" calcext:value-type="float">
            <text:p>3.89055671129648</text:p>
          </table:table-cell>
          <table:table-cell office:value-type="float" office:value="0.0860826808192442" calcext:value-type="float">
            <text:p>0.0860826808192442</text:p>
          </table:table-cell>
          <table:table-cell office:value-type="float" office:value="3.562162399" calcext:value-type="float">
            <text:p>3.562162399</text:p>
          </table:table-cell>
          <table:table-cell table:number-columns-repeated="4" office:value-type="float" office:value="3.913256168" calcext:value-type="float">
            <text:p>3.913256168</text:p>
          </table:table-cell>
          <table:table-cell office:value-type="float" office:value="-2.73608221758793" calcext:value-type="float">
            <text:p>-2.73608221758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3.911116362" calcext:value-type="float">
            <text:p>3.911116362</text:p>
          </table:table-cell>
          <table:table-cell office:value-type="float" office:value="4.45145309343495E-016" calcext:value-type="float">
            <text:p>4.45145309343495E-16</text:p>
          </table:table-cell>
          <table:table-cell table:number-columns-repeated="5" office:value-type="float" office:value="3.911116362" calcext:value-type="float">
            <text:p>3.911116362</text:p>
          </table:table-cell>
          <table:table-cell office:value-type="float" office:value="-2.22209094999999" calcext:value-type="float">
            <text:p>-2.22209094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3.36949057337559" calcext:value-type="float">
            <text:p>3.36949057337559</text:p>
          </table:table-cell>
          <table:table-cell office:value-type="float" office:value="0.0279998481038995" calcext:value-type="float">
            <text:p>0.0279998481038995</text:p>
          </table:table-cell>
          <table:table-cell table:number-columns-repeated="4" office:value-type="float" office:value="3.365626097" calcext:value-type="float">
            <text:p>3.365626097</text:p>
          </table:table-cell>
          <table:table-cell office:value-type="float" office:value="3.571409464" calcext:value-type="float">
            <text:p>3.571409464</text:p>
          </table:table-cell>
          <table:table-cell office:value-type="float" office:value="-15.7627356656103" calcext:value-type="float">
            <text:p>-15.7627356656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4.60896620704147" calcext:value-type="float">
            <text:p>4.60896620704147</text:p>
          </table:table-cell>
          <table:table-cell office:value-type="float" office:value="0.402197480618019" calcext:value-type="float">
            <text:p>0.402197480618019</text:p>
          </table:table-cell>
          <table:table-cell office:value-type="float" office:value="3.400444746" calcext:value-type="float">
            <text:p>3.400444746</text:p>
          </table:table-cell>
          <table:table-cell office:value-type="float" office:value="4.092354298" calcext:value-type="float">
            <text:p>4.092354298</text:p>
          </table:table-cell>
          <table:table-cell table:number-columns-repeated="3" office:value-type="float" office:value="4.910511971" calcext:value-type="float">
            <text:p>4.910511971</text:p>
          </table:table-cell>
          <table:table-cell office:value-type="float" office:value="-7.82067585917052" calcext:value-type="float">
            <text:p>-7.820675859170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4.42943800117526" calcext:value-type="float">
            <text:p>4.42943800117526</text:p>
          </table:table-cell>
          <table:table-cell office:value-type="float" office:value="0.274043656869862" calcext:value-type="float">
            <text:p>0.274043656869862</text:p>
          </table:table-cell>
          <table:table-cell table:number-columns-repeated="4" office:value-type="float" office:value="4.272711754" calcext:value-type="float">
            <text:p>4.272711754</text:p>
          </table:table-cell>
          <table:table-cell office:value-type="float" office:value="4.906147003" calcext:value-type="float">
            <text:p>4.906147003</text:p>
          </table:table-cell>
          <table:table-cell office:value-type="float" office:value="-11.4112399764949" calcext:value-type="float">
            <text:p>-11.411239976494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3.92937599181517" calcext:value-type="float">
            <text:p>3.92937599181517</text:p>
          </table:table-cell>
          <table:table-cell office:value-type="float" office:value="0.165620118388802" calcext:value-type="float">
            <text:p>0.165620118388802</text:p>
          </table:table-cell>
          <table:table-cell table:number-columns-repeated="4" office:value-type="float" office:value="3.903634548" calcext:value-type="float">
            <text:p>3.903634548</text:p>
          </table:table-cell>
          <table:table-cell office:value-type="float" office:value="4.989923477" calcext:value-type="float">
            <text:p>4.989923477</text:p>
          </table:table-cell>
          <table:table-cell office:value-type="float" office:value="-21.4124801636967" calcext:value-type="float">
            <text:p>-21.412480163696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3.80265354902392" calcext:value-type="float">
            <text:p>3.80265354902392</text:p>
          </table:table-cell>
          <table:table-cell office:value-type="float" office:value="0.586695962407551" calcext:value-type="float">
            <text:p>0.586695962407551</text:p>
          </table:table-cell>
          <table:table-cell office:value-type="float" office:value="3.243951559" calcext:value-type="float">
            <text:p>3.243951559</text:p>
          </table:table-cell>
          <table:table-cell table:number-columns-repeated="2" office:value-type="float" office:value="3.278421879" calcext:value-type="float">
            <text:p>3.278421879</text:p>
          </table:table-cell>
          <table:table-cell office:value-type="float" office:value="4.415009022" calcext:value-type="float">
            <text:p>4.415009022</text:p>
          </table:table-cell>
          <table:table-cell office:value-type="float" office:value="6.033205032" calcext:value-type="float">
            <text:p>6.033205032</text:p>
          </table:table-cell>
          <table:table-cell office:value-type="float" office:value="-36.6224408496013" calcext:value-type="float">
            <text:p>-36.6224408496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5.13749320032093" calcext:value-type="float">
            <text:p>5.13749320032093</text:p>
          </table:table-cell>
          <table:table-cell office:value-type="float" office:value="0.789013447208489" calcext:value-type="float">
            <text:p>0.789013447208489</text:p>
          </table:table-cell>
          <table:table-cell table:number-columns-repeated="2" office:value-type="float" office:value="4.138261795" calcext:value-type="float">
            <text:p>4.138261795</text:p>
          </table:table-cell>
          <table:table-cell office:value-type="float" office:value="4.62592268" calcext:value-type="float">
            <text:p>4.62592268</text:p>
          </table:table-cell>
          <table:table-cell table:number-columns-repeated="2" office:value-type="float" office:value="5.911510468" calcext:value-type="float">
            <text:p>5.911510468</text:p>
          </table:table-cell>
          <table:table-cell office:value-type="float" office:value="-14.3751133279845" calcext:value-type="float">
            <text:p>-14.37511332798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6.033205032" calcext:value-type="float">
            <text:p>6.033205032</text:p>
          </table:table-cell>
          <table:table-cell office:value-type="float" office:value="8.90833667536397E-016" calcext:value-type="float">
            <text:p>8.90833667536397E-16</text:p>
          </table:table-cell>
          <table:table-cell table:number-columns-repeated="5" office:value-type="float" office:value="6.033205032" calcext:value-type="float">
            <text:p>6.033205032</text:p>
          </table:table-cell>
          <table:table-cell office:value-type="float" office:value="0.55341719999998" calcext:value-type="float">
            <text:p>0.55341719999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3:41:26.254361213</meta:creation-date>
    <meta:generator>LibreOffice/7.3.7.2$Linux_X86_64 LibreOffice_project/30$Build-2</meta:generator>
    <dc:date>2023-06-28T14:21:51.995930227</dc:date>
    <meta:editing-duration>PT8M4S</meta:editing-duration>
    <meta:editing-cycles>3</meta:editing-cycles>
    <meta:document-statistic meta:table-count="1" meta:cell-count="3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07cm" svg:height="12.963cm" xlink:href=".." xlink:type="simple" chart:class="chart:scatter" chart:style-name="ch1">
        <chart:title svg:x="9.341cm" svg:y="0.395cm" chart:style-name="ch2">
          <text:p>isaac</text:p>
        </chart:title>
        <chart:legend chart:legend-position="end" svg:x="18.305cm" svg:y="5.933cm" style:legend-expansion="high" chart:style-name="ch3"/>
        <chart:plot-area chart:style-name="ch4" table:cell-range-address="Sheet1.B2:Sheet1.B10 Sheet1.B26:Sheet1.B34 Sheet1.D26:Sheet1.D34" chart:data-source-has-labels="row" svg:x="1.409cm" svg:y="1.433cm" svg:width="16.498cm" svg:height="10.29cm">
          <chart:coordinate-region svg:x="1.555cm" svg:y="1.633cm" svg:width="16.258cm" svg:height="9.443cm"/>
          <chart:axis chart:dimension="x" chart:name="primary-x" chart:style-name="ch5">
            <chart:title svg:x="9.111cm" svg:y="11.982cm" chart:style-name="ch6">
              <text:p>meters</text:p>
            </chart:title>
          </chart:axis>
          <chart:axis chart:dimension="y" chart:name="primary-y" chart:style-name="ch7">
            <chart:title svg:x="0.451cm" svg:y="7.125cm" chart:style-name="ch8">
              <text:p>meters</text:p>
            </chart:title>
            <chart:grid chart:style-name="ch9" chart:class="major"/>
          </chart:axis>
          <chart:series chart:style-name="ch10" chart:values-cell-range-address="Sheet1.B26:Sheet1.B34" loext:label-string="real" chart:class="chart:scatter">
            <chart:domain table:cell-range-address="Sheet1.B2:Sheet1.B10"/>
            <chart:data-point chart:repeated="9"/>
          </chart:series>
          <chart:series chart:style-name="ch11" chart:values-cell-range-address="Sheet1.D26:Sheet1.D34" loext:label-string="meas" chart:class="chart:scatter">
            <chart:domain table:cell-range-address="Sheet1.D2:Sheet1.D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</svg:desc>
                </draw:g>
              </table:table-cell>
              <table:table-cell office:value-type="float" office:value="4">
                <text:p>4</text:p>
                <draw:g>
                  <svg:desc>Sheet1.B26:Sheet1.B34</svg:desc>
                </draw:g>
              </table:table-cell>
              <table:table-cell office:value-type="float" office:value="-0.018706367879397">
                <text:p>-0.018706367879397</text:p>
                <draw:g>
                  <svg:desc>Sheet1.D2:Sheet1.D10</svg:desc>
                </draw:g>
              </table:table-cell>
              <table:table-cell office:value-type="float" office:value="3.89055671129648">
                <text:p>3.89055671129648</text:p>
                <draw:g>
                  <svg:desc>Sheet1.D26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.488591701">
                <text:p>0.488591701</text:p>
              </table:table-cell>
              <table:table-cell office:value-type="float" office:value="3.911116362">
                <text:p>3.91111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4">
                <text:p>4</text:p>
              </table:table-cell>
              <table:table-cell office:value-type="float" office:value="-0.432964227314554">
                <text:p>-0.432964227314554</text:p>
              </table:table-cell>
              <table:table-cell office:value-type="float" office:value="3.36949057337559">
                <text:p>3.36949057337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199892531612903">
                <text:p>-0.0199892531612903</text:p>
              </table:table-cell>
              <table:table-cell office:value-type="float" office:value="4.60896620704147">
                <text:p>4.60896620704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82557712154639">
                <text:p>0.882557712154639</text:p>
              </table:table-cell>
              <table:table-cell office:value-type="float" office:value="4.42943800117526">
                <text:p>4.42943800117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0.796497897037915">
                <text:p>-0.796497897037915</text:p>
              </table:table-cell>
              <table:table-cell office:value-type="float" office:value="3.92937599181517">
                <text:p>3.92937599181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0146023713492823">
                <text:p>-0.0146023713492823</text:p>
              </table:table-cell>
              <table:table-cell office:value-type="float" office:value="3.80265354902392">
                <text:p>3.80265354902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1.19481914232093">
                <text:p>1.19481914232093</text:p>
              </table:table-cell>
              <table:table-cell office:value-type="float" office:value="5.13749320032093">
                <text:p>5.13749320032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">
                <text:p>-1.5</text:p>
              </table:table-cell>
              <table:table-cell office:value-type="float" office:value="6">
                <text:p>6</text:p>
              </table:table-cell>
              <table:table-cell office:value-type="float" office:value="-1.411213517">
                <text:p>-1.411213517</text:p>
              </table:table-cell>
              <table:table-cell office:value-type="float" office:value="6.033205032">
                <text:p>6.03320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